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455" officeooo:paragraph-rsid="00088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 {d.nom} ! </text:p>
      <text:p text:style-name="P1">Tu es né.e le {d.dateNaissance}</text:p>
      <text:p text:style-name="P1"/>
      <text:p text:style-name="P1">Bonjoir ☀️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4:42:44.343587126</meta:creation-date>
    <dc:date>2025-03-12T14:43:38.635216697</dc:date>
    <meta:editing-duration>PT58S</meta:editing-duration>
    <meta:editing-cycles>1</meta:editing-cycles>
    <meta:document-statistic meta:table-count="0" meta:image-count="0" meta:object-count="0" meta:page-count="1" meta:paragraph-count="3" meta:word-count="10" meta:character-count="53" meta:non-whitespace-character-count="45"/>
    <meta:generator>LibreOffice/24.8.5.2$Linux_X86_64 LibreOffice_project/27b361b745d0ea8f99bc93dfcb7a39098dfa5fff</meta:generator>
  </office:meta>
</office:document-meta>
</file>